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35cm" fo:min-width="4.5cm"/>
    </style:style>
    <style:style style:name="gr2" style:family="graphic" style:parent-style-name="standard">
      <style:graphic-properties draw:fill="solid" draw:fill-color="#fffbcc" draw:textarea-horizontal-align="justify" draw:textarea-vertical-align="middle" draw:auto-grow-height="false" fo:min-height="6.15cm" fo:min-width="19.7cm"/>
    </style:style>
    <style:style style:name="gr3" style:family="graphic" style:parent-style-name="standard">
      <style:graphic-properties draw:fill="solid" draw:fill-color="#fffbcc" draw:textarea-horizontal-align="justify" draw:textarea-vertical-align="middle" draw:auto-grow-height="false" fo:min-height="1.35cm" fo:min-width="4.5cm"/>
    </style:style>
    <style:style style:name="gr4" style:family="graphic" style:parent-style-name="standard">
      <style:graphic-properties draw:textarea-horizontal-align="justify" draw:textarea-vertical-align="middle" draw:auto-grow-height="false" fo:min-height="0.55cm" fo:min-width="9.5cm"/>
    </style:style>
    <style:style style:name="gr5" style:family="graphic" style:parent-style-name="standard">
      <style:graphic-properties draw:textarea-horizontal-align="justify" draw:textarea-vertical-align="middle" draw:auto-grow-height="false" fo:min-height="1.35cm" fo:min-width="2.9cm"/>
    </style:style>
    <style:style style:name="gr6" style:family="graphic" style:parent-style-name="standard">
      <style:graphic-properties draw:fill="solid" draw:fill-color="#fffbcc" draw:textarea-horizontal-align="justify" draw:textarea-vertical-align="middle" draw:auto-grow-height="false" fo:min-height="1.35cm" fo:min-width="5cm"/>
    </style:style>
    <style:style style:name="gr7" style:family="graphic" style:parent-style-name="standard">
      <style:graphic-properties draw:textarea-horizontal-align="justify" draw:textarea-vertical-align="middle" draw:auto-grow-height="false" fo:min-height="1.35cm" fo:min-width="3cm"/>
    </style:style>
    <style:style style:name="gr8" style:family="graphic" style:parent-style-name="standard">
      <style:graphic-properties draw:textarea-horizontal-align="justify" draw:textarea-vertical-align="middle" draw:auto-grow-height="false" fo:min-height="1.35cm" fo:min-width="8cm"/>
    </style:style>
    <style:style style:name="gr9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.2cm"/>
    </style:style>
    <style:style style:name="gr10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5cm" fo:min-width="0.3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2.45cm" fo:min-width="10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2.45cm" fo:min-width="17.2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fffbcc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cm" svg:height="1.6cm" svg:x="22.3cm" svg:y="7.6cm">
          <text:p text:style-name="P1">route.tx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0.2cm" svg:height="6.4cm" svg:x="0.8cm" svg:y="5.8cm">
          <text:p text:style-name="P1">batch_process_with_running_save.py</text:p>
          <text:p text:style-name="P2">Steps taken:</text:p>
          <text:p text:style-name="P2"><text:span text:style-name="T1">Read in input data</text:span></text:p>
          <text:p text:style-name="P2"><text:span text:style-name="T2">Create a pandas dataframe (for_routino): a row for each route (</text:span><text:span text:style-name="T1">from and to lat &amp; long)</text:span></text:p>
          <text:p text:style-name="P2"><text:span text:style-name="T1">For each row in for_routino call Routino to find the route. </text:span></text:p>
          <text:p text:style-name="P2"><text:span text:style-name="T1">(if can’t find road near locations jiggle the point until find a road)</text:span></text:p>
          <text:p text:style-name="P2"><text:span text:style-name="T1">Output the route details to route.txt</text:span></text:p>
          <text:p text:style-name="P2"><text:span text:style-name="T1">Extract final line of route.txt (total distance &amp; total time)</text:span></text:p>
          <text:p text:style-name="P2"><text:span text:style-name="T1">Calculate Haversine distance</text:span></text:p>
          <text:p text:style-name="P2"><text:span text:style-name="T2">Write route distance and time </text:span><text:span text:style-name="T1">to results.csv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1.6cm" svg:x="4.8cm" svg:y="13.3cm">
          <text:p text:style-name="P1">results.csv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1.6cm" svg:x="4.5cm" svg:y="3cm">
          <text:p text:style-name="P1">from_to.csv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cm" svg:height="1.6cm" svg:x="11cm" svg:y="13.3cm">
          <text:p text:style-name="P1">pivot_results.py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0cm" svg:height="0.8cm" svg:x="17.4cm" svg:y="13.2cm">
          <text:p text:style-name="P1">pivoted_results_distance_km.csv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4cm" svg:height="1.6cm" svg:x="0.2cm" svg:y="0.2cm">
          <text:p text:style-name="P1">matrix.csv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.5cm" svg:height="1.6cm" svg:x="4.6cm" svg:y="0.2cm">
          <text:p text:style-name="P1">unstack_matrix.py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5cm" svg:height="1.6cm" svg:x="18.9cm" svg:y="3cm">
          <text:p text:style-name="P1">profiles.xml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8.5cm" svg:height="1.6cm" svg:x="10cm" svg:y="3cm">
          <text:p text:style-name="P1">uk_postcodes.csv &amp;</text:p>
          <text:p text:style-name="P1">uk_postcodes_alternative.csv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8cm" svg:height="0.4cm" svg:x="10cm" svg:y="13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4" draw:layer="layout" svg:width="0.8cm" svg:height="0.4cm" svg:x="3.7cm" svg:y="0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4" draw:layer="layout" svg:width="0.8cm" svg:height="0.4cm" svg:x="21.2cm" svg:y="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4" draw:layer="layout" svg:width="0.8cm" svg:height="0.4cm" svg:x="21.2cm" svg:y="8.5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4" draw:layer="layout" svg:width="0.8cm" svg:height="0.4cm" draw:transform="rotate (-1.58458442788565) translate (7.406cm 4.806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4" draw:layer="layout" svg:width="0.8cm" svg:height="0.4cm" draw:transform="rotate (-1.58458442788565) translate (7.406cm 1.906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4" draw:layer="layout" svg:width="0.8cm" svg:height="0.4cm" draw:transform="rotate (-1.58458442788565) translate (13.107cm 4.806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4" draw:layer="layout" svg:width="0.8cm" svg:height="0.4cm" draw:transform="rotate (-1.58458442788565) translate (19.607cm 4.806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4" draw:layer="layout" svg:width="0.8cm" svg:height="0.4cm" draw:transform="rotate (-1.58458442788565) translate (7.406cm 12.406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5" draw:layer="layout" svg:width="10.5cm" svg:height="2.7cm" svg:x="0.1cm" svg:y="0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7.7cm" svg:height="2.7cm" svg:x="9.9cm" svg:y="12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0cm" svg:height="0.8cm" svg:x="17.4cm" svg:y="14.3cm">
          <text:p text:style-name="P1">pivoted_results_time_min.csv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8cm" svg:height="0.4cm" svg:x="16.201cm" svg:y="13.5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4" draw:layer="layout" svg:width="0.8cm" svg:height="0.4cm" svg:x="16.201cm" svg:y="14.3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20T12:19:28.818082112</meta:creation-date>
    <dc:date>2021-01-04T11:06:39.033476812</dc:date>
    <meta:editing-duration>PT1H44M55S</meta:editing-duration>
    <meta:editing-cycles>5</meta:editing-cycles>
    <meta:generator>LibreOffice/6.0.7.3$Linux_X86_64 LibreOffice_project/00m0$Build-3</meta:generator>
    <meta:document-statistic meta:object-count="47"/>
  </office:meta>
</office:document-meta>
</file>